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" svg:font-family="'Ubuntu M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table:align="left" fo:keep-with-next="always"/>
    </style:style>
    <style:style style:name="Table1.A" style:family="table-column">
      <style:table-column-properties style:column-width="2.06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1271in" table:align="left" fo:keep-with-next="always"/>
    </style:style>
    <style:style style:name="Table2.A" style:family="table-column">
      <style:table-column-properties style:column-width="2.1271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2.066in" table:align="left" fo:keep-with-next="always"/>
    </style:style>
    <style:style style:name="Table3.A" style:family="table-column">
      <style:table-column-properties style:column-width="2.066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2.1271in" table:align="left" fo:keep-with-next="always"/>
    </style:style>
    <style:style style:name="Table4.A" style:family="table-column">
      <style:table-column-properties style:column-width="2.1271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1be1" officeooo:paragraph-rsid="00051b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1be1" officeooo:paragraph-rsid="000a7d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1be1" officeooo:paragraph-rsid="00051b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1be1" officeooo:paragraph-rsid="000a7d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51be1" officeooo:paragraph-rsid="000a7de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51be1" officeooo:paragraph-rsid="000b9bf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4287" officeooo:paragraph-rsid="000b42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1be1" officeooo:paragraph-rsid="00051b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1be1" officeooo:paragraph-rsid="000a7de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51be1" officeooo:paragraph-rsid="00096c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0pt" fo:font-weight="normal" officeooo:rsid="00067a0c" officeooo:paragraph-rsid="00067a0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0pt" fo:font-weight="normal" officeooo:rsid="00067a0c" officeooo:paragraph-rsid="000a7de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4287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8c60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Mono" fo:font-size="9pt" fo:font-weight="normal" officeooo:rsid="000b8c60" officeooo:paragraph-rsid="000b8c60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weight="normal" officeooo:rsid="00051be1" officeooo:paragraph-rsid="00051be1" style:font-weight-asian="normal" style:font-weight-complex="normal"/>
    </style:style>
    <style:style style:name="P17" style:family="paragraph" style:parent-style-name="Table">
      <style:text-properties officeooo:paragraph-rsid="000a7de0"/>
    </style:style>
    <style:style style:name="P18" style:family="paragraph" style:parent-style-name="Table_20_Contents">
      <style:paragraph-properties fo:text-align="start" style:justify-single-word="false"/>
      <style:text-properties style:font-name="Ubuntu Mono" fo:font-size="10pt" officeooo:rsid="00067a0c" officeooo:paragraph-rsid="000a7de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Mono" fo:font-size="10pt" officeooo:rsid="000a7de0" officeooo:paragraph-rsid="000a7de0" style:font-size-asian="10pt" style:font-size-complex="10pt"/>
    </style:style>
    <style:style style:name="T1" style:family="text">
      <style:text-properties officeooo:rsid="00067a0c"/>
    </style:style>
    <style:style style:name="T2" style:family="text">
      <style:text-properties officeooo:rsid="00096c4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c48" style:font-weight-asian="normal" style:font-weight-complex="normal"/>
    </style:style>
    <style:style style:name="T5" style:family="text">
      <style:text-properties fo:font-weight="normal" officeooo:rsid="000a7de0" style:font-weight-asian="normal" style:font-weight-complex="normal"/>
    </style:style>
    <style:style style:name="T6" style:family="text">
      <style:text-properties fo:font-weight="normal" officeooo:rsid="000b9bfc" style:font-weight-asian="normal" style:font-weight-complex="normal"/>
    </style:style>
    <style:style style:name="T7" style:family="text">
      <style:text-properties officeooo:rsid="000a7de0"/>
    </style:style>
    <style:style style:name="T8" style:family="text">
      <style:text-properties officeooo:rsid="000b8c60"/>
    </style:style>
    <style:style style:name="T9" style:family="text">
      <style:text-properties officeooo:rsid="000b9bf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DS1 – Trabalho Prático 3</text:p>
      <text:p text:style-name="P8">nomes: Ana Luiza Sanches<text:tab/><text:tab/><text:tab/><text:tab/><text:tab/><text:tab/> <text:s text:c="8"/>data de entrega: 29/04/2016</text:p>
      <text:p text:style-name="P8"><text:tab/> Igor Chagas</text:p>
      <text:p text:style-name="P16"/>
      <text:p text:style-name="P8"/>
      <text:p text:style-name="P1">PARTE I</text:p>
      <text:p text:style-name="P3">Objetivos</text:p>
      <text:p text:style-name="P8">- criar um <text:span text:style-name="T2">labirinto e determinar se há caminho do ponto inicial ao final</text:span></text:p>
      <text:p text:style-name="P8">- definir e implementar TADs <text:span text:style-name="T2">(tipos abstratos de dados) e estruturas de dados estáticas</text:span></text:p>
      <text:p text:style-name="P3"/>
      <text:p text:style-name="P3">Solução</text:p>
      <text:p text:style-name="P5"><text:tab/><text:span text:style-name="T4">A função main cria uma matriz e preenche aleatoriamente pela função fillMatrix (que representa o labirinto), cria uma pilha (que representa o caminho do ponto inicial ao final) e empilha o ponto inicial. </text:span><text:span text:style-name="T5">Dessa forma o </text:span><text:span text:style-name="T3">algoritmo criado faz uso de 3 TADs: point, </text:span><text:span text:style-name="T4">stack e matrix</text:span><text:span text:style-name="T3">. </text:span></text:p>
      <text:p text:style-name="P10"><text:span text:style-name="T2"><text:tab/>O TAD</text:span> <text:span text:style-name="T2">point define um ponto composto por coordenadas x e y. Esse TAD é usado para representar as coordenadas da matriz na pilha (os pontos visitados). Foi definido (0,0) como o ponto inicial, (n-1,n-1) como o ponto final (sendo n as dimensões - linha e coluna - <text:s/>da matriz quadrada) e (-1, -1) como ponto nulo (quando por exemplo, não há caminho a partir do ponto atual, e assim tem-se um ponto nulo devolvido da função que calcula o próximo caminho).</text:span></text:p>
      <text:p text:style-name="P10"><text:tab/><text:span text:style-name="T9">O TAD stack define uma pilha de elementos do tipo point, e é usado no programa para armazenar o caminho do ponto inicial ao ponto final.</text:span></text:p>
      <text:p text:style-name="P10"><text:tab/><text:span text:style-name="T9">O TAD matrix define uma matriz composta de 0's e 1's, sendo 1's os pontos “caminháveis” e 0's os não caminháveis (as paredes do labirinto). A função fillMatrix preenche a matriz com uma probabilidade de 0,8 de um elemento qualquer ser 1. Os pontos visitados são sobrescritos com o inteiro 2.</text:span></text:p>
      <text:p text:style-name="P8"/>
      <text:p text:style-name="P3">Resultados e Análise</text:p>
      <text:p text:style-name="P3"><text:tab/><text:span text:style-name="T5">O algoritmo foi executado para um labirinto n=10 (matriz de 10 linhas e 10 colunas), sendo que na primeira execução o caminho não foi encontrado e na segunda sim.</text:span></text:p>
      <text:p text:style-name="P3"/>
      <text:section text:style-name="Sect1" text:name="Section1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1">1 1 1 1 1 0 0 1 1 1 </text:p>
              <text:p text:style-name="P11">1 1 1 1 0 0 1 1 1 1 </text:p>
              <text:p text:style-name="P11">1 0 1 1 1 1 0 1 1 1 </text:p>
              <text:p text:style-name="P11">1 1 1 1 1 1 1 1 1 1 </text:p>
              <text:p text:style-name="P11">0 0 1 1 1 1 1 1 1 1 </text:p>
              <text:p text:style-name="P11">0 1 1 1 1 1 1 0 1 1 </text:p>
              <text:p text:style-name="P11">1 1 1 1 1 1 1 1 0 1 </text:p>
              <text:p text:style-name="P11">1 1 1 1 1 1 0 1 1 1 </text:p>
              <text:p text:style-name="P11">1 1 1 1 1 0 1 1 1 0 </text:p>
              <text:p text:style-name="P11"></text:p>
              <text:p text:style-name="P11">caminho não encontrado</text:p>
              <text:p text:style-name="P11"/>
              <text:p text:style-name="P11"><text:s text:c="4"/>0 <text:s text:c="4"/>0 1 0 0 0 </text:p>
              <text:p text:style-name="P11"><text:s text:c="10"/>0 0 <text:s text:c="6"/></text:p>
              <text:p text:style-name="P11"><text:s text:c="8"/>0 0 <text:s text:c="8"/></text:p>
              <text:p text:style-name="P11"><text:s text:c="2"/>0 <text:s text:c="8"/>0 <text:s text:c="6"/></text:p>
              <text:p text:style-name="P11"><text:s text:c="20"/></text:p>
              <text:p text:style-name="P11">0 0 <text:s text:c="16"/></text:p>
              <text:p text:style-name="P11">0 <text:s text:c="12"/>0 <text:s text:c="4"/></text:p>
              <text:p text:style-name="P11"><text:s text:c="16"/>0 <text:s text:c="2"/></text:p>
              <text:p text:style-name="P11"><text:s text:c="12"/>0 <text:s text:c="6"/></text:p>
              <text:p text:style-name="P11"><text:s text:c="10"/>0 <text:s text:c="6"/>0 </text:p>
            </table:table-cell>
          </table:table-row>
        </table:table>
        <text:p text:style-name="Table"><text:span text:style-name="T1">Saída</text:span> <text:sequence text:ref-name="refTable0" text:name="Table" text:formula="ooow:Table+1" style:num-format="1">1</text:sequence>: <text:span text:style-name="T1">Caminho não encontrado</text:span></text:p>
        <text:p text:style-name="Table"/>
        <text:p text:style-name="Table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9">1 1 1 1 1 1 1 1 1 1 </text:p>
              <text:p text:style-name="P19">1 1 0 1 0 1 1 1 1 1 </text:p>
              <text:p text:style-name="P19">0 1 1 1 1 0 1 1 0 1 </text:p>
              <text:p text:style-name="P19">1 1 1 0 1 1 0 1 1 0 </text:p>
              <text:p text:style-name="P19">1 1 1 1 1 0 1 0 1 1 </text:p>
              <text:p text:style-name="P19">1 1 1 1 1 1 1 1 1 1 </text:p>
              <text:p text:style-name="P19">1 1 1 1 1 0 1 1 1 1 </text:p>
              <text:p text:style-name="P19">1 1 0 1 1 1 0 1 1 1 </text:p>
              <text:p text:style-name="P19">1 1 1 1 1 1 1 1 1 1 </text:p>
              <text:p text:style-name="P19">1 1 1 1 1 1 1 1 1 1 </text:p>
              <text:p text:style-name="P19"></text:p>
              <text:p text:style-name="P19"><text:s text:c="2"/>1 1 1 1 1 1 1 1 1 </text:p>
              <text:p text:style-name="P19"><text:s text:c="4"/>0 1 0 1 1 1 1 1 </text:p>
              <text:p text:style-name="P19">0 <text:s text:c="2"/>1 1 1 0 1 1 0 1 </text:p>
              <text:p text:style-name="P19">1 <text:s text:c="2"/>1 0 1 1 0 1 1 0 </text:p>
              <text:p text:style-name="P19">1 <text:s text:c="2"/>1 1 1 0 1 0 1 1 </text:p>
              <text:p text:style-name="P19">1 <text:s text:c="2"/>1 1 1 1 1 1 1 1 </text:p>
              <text:p text:style-name="P19">1 <text:s text:c="2"/>1 1 1 0 1 1 1 1 </text:p>
              <text:p text:style-name="P19">1 <text:s text:c="2"/>0 1 1 1 0 1 1 1 </text:p>
              <text:p text:style-name="P19">1 <text:s text:c="2"/>1 1 1 1 1 1 1 1 </text:p>
              <text:p text:style-name="P19">1 <text:s text:c="18"/></text:p>
              <text:p text:style-name="P19"></text:p>
              <text:p text:style-name="P19">(1, 1) (2, 1) (2, 2) (3, 2) (4, 2) (5, 2) (6, 2) (7, 2) (8, 2) (9, 2) (10, 2) (10, 3) (10, 4) (10, 5) (10, 6) (10, 7) (10, 8) (10, 9) (10, 10)</text:p>
            </table:table-cell>
          </table:table-row>
        </table:table>
        <text:p text:style-name="Table"><text:span text:style-name="T1">Saída</text:span> <text:sequence text:ref-name="refTable1" text:name="Table" text:formula="ooow:Table+1" style:num-format="1">2</text:sequence>: Caminho encontrado</text:p>
      </text:section>
      <text:p text:style-name="P2"><text:soft-page-break/>PARTE I<text:span text:style-name="T7">I</text:span></text:p>
      <text:p text:style-name="P4">Objetivos</text:p>
      <text:p text:style-name="P9">- criar um <text:span text:style-name="T7">índice remissivo de palavras advindas de um arquivo</text:span></text:p>
      <text:p text:style-name="P9">- definir e implementar TADs <text:span text:style-name="T2">(tipos abstratos de dados) e EDs (estruturas de dados) estáticas</text:span></text:p>
      <text:p text:style-name="P4"/>
      <text:p text:style-name="P4">Solução</text:p>
      <text:p text:style-name="P6"><text:tab/><text:span text:style-name="T4">A função main cria </text:span><text:span text:style-name="T6">um vetor de palavras e inicia uma lista vazia (fila que será o indice remissivo). A partir de um arquivo que contém um texto, as palavras são colocadas na fila. No final a fila é impressa. Dessa forma o algoritmo faz o uso de 2 TADS: word e queue.</text:span></text:p>
      <text:p text:style-name="P6"><text:span text:style-name="T6"><text:tab/>O TAD word &lt;...&gt;</text:span></text:p>
      <text:p text:style-name="P6"><text:span text:style-name="T6"><text:tab/>O TAD queue &lt;...&gt;</text:span></text:p>
      <text:p text:style-name="P6"><text:span text:style-name="T6"><text:tab/></text:span><text:span text:style-name="T3"> </text:span></text:p>
      <text:p text:style-name="P4">Resultados e Análise</text:p>
      <text:p text:style-name="P4"><text:tab/></text:p>
      <text:p text:style-name="P4"/>
      <text:section text:style-name="Sect1" text:name="Section2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2"/>
            </table:table-cell>
          </table:table-row>
        </table:table>
        <text:p text:style-name="P17"><text:span text:style-name="T1">Saída</text:span> <text:sequence text:ref-name="refTable2" text:name="Table" text:formula="ooow:Table+1" style:num-format="1">3</text:sequence>: <text:span text:style-name="T7">&lt;descrição&gt;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/>
            </table:table-cell>
          </table:table-row>
        </table:table>
        <text:p text:style-name="P17"><text:span text:style-name="T1">Saída</text:span> <text:sequence text:ref-name="refTable3" text:name="Table" text:formula="ooow:Table+1" style:num-format="1">4</text:sequence>: <text:span text:style-name="T7">&lt;descrição&gt;</text:span></text:p>
      </text:section>
      <text:p text:style-name="P9"/>
      <text:p text:style-name="P4">Conclusã<text:span text:style-name="T8">o</text:span></text:p>
      <text:p text:style-name="P4"/>
      <text:p text:style-name="P7">APÊNDICE – códigos </text:p>
      <text:section text:style-name="Sect1" text:name="Section3">
        <text:p text:style-name="P7">PARTE I</text:p>
        <text:p text:style-name="P13">/*-----------------Makefile---------------------*/</text:p>
        <text:p text:style-name="P13">CC = gcc</text:p>
        <text:p text:style-name="P13">FLAGS = #-Wall -g</text:p>
        <text:p text:style-name="P13">FONTES = matrix.c point.c stack.c main.c</text:p>
        <text:p text:style-name="P13">OBJETOS = $(FONTES: .c = .o)</text:p>
        <text:p text:style-name="P13"/>
        <text:p text:style-name="P13">objetos : $(FONTES)</text:p>
        <text:p text:style-name="P13"><text:tab/>$(CC) -c $(FONTES)</text:p>
        <text:p text:style-name="P13"/>
        <text:p text:style-name="P13">all: $(OBJETOS)</text:p>
        <text:p text:style-name="P13"><text:tab/>$(CC) $(FLAGS) $(OBJETOS) -o main</text:p>
        <text:p text:style-name="P13"/>
        <text:p text:style-name="P13">run: all</text:p>
        <text:p text:style-name="P13"><text:tab/>./main</text:p>
        <text:p text:style-name="P13"/>
        <text:p text:style-name="P13">clear:</text:p>
        <text:p text:style-name="P13"><text:tab/>rm *.o main</text:p>
        <text:p text:style-name="P13">/*--------------------main.c---------------------*/</text:p>
        <text:p text:style-name="P13">#include &lt;stdio.h&gt;</text:p>
        <text:p text:style-name="P13">#include &lt;time.h&gt;</text:p>
        <text:p text:style-name="P13">#include "point.h"</text:p>
        <text:p text:style-name="P13">#include "stack.h"</text:p>
        <text:p text:style-name="P13">#include "matrix.h"</text:p>
        <text:p text:style-name="P13"/>
        <text:p text:style-name="P13">int main(int argc, char const *argv[]) {</text:p>
        <text:p text:style-name="P13"><text:tab/>int n = 10; // define o tamanho da matriz quadrada</text:p>
        <text:p text:style-name="P13"><text:tab/>row = n;</text:p>
        <text:p text:style-name="P13"><text:tab/>col = n;</text:p>
        <text:p text:style-name="P13"><text:tab/>int matrix[row][col]; // cria a matriz</text:p>
        <text:p text:style-name="P13"><text:tab/>fillMatrix(matrix); // preenche a matriz</text:p>
        <text:p text:style-name="P13"><text:tab/>printMatrix(matrix);</text:p>
        <text:p text:style-name="P13"/>
        <text:p text:style-name="P13"><text:tab/>int size = n*n; // define tamanho máximo da pilha</text:p>
        <text:p text:style-name="P13"><text:tab/>struct POINT points[size]; // cria vetor de ponto</text:p>
        <text:p text:style-name="P13"><text:tab/>struct STACK stack = createStack(size, points); // cria pilha</text:p>
        <text:p text:style-name="P13"/>
        <text:p text:style-name="P13"><text:tab/>struct POINT p0 = createPoint(0,0); // ponto inicial</text:p>
        <text:p text:style-name="P13"><text:tab/>struct POINT pfim = createPoint(n-1,n-1); // ponto final</text:p>
        <text:p text:style-name="P13"><text:tab/>struct POINT null = createPoint(-1,-1); //ponto nulo</text:p>
        <text:p text:style-name="P13"><text:tab/>struct POINT p; // ponto auxiliar usado no loop</text:p>
        <text:p text:style-name="P13"/>
        <text:p text:style-name="P13"><text:tab/>p = p0; // inicia na primeira posicao</text:p>
        <text:p text:style-name="P13"><text:tab/>pushStack(p0,&amp;stack); // empilha primeira posicao (p0)</text:p>
        <text:p text:style-name="P13"><text:tab/>visitMatrix(p0,matrix); // marca a primeira posicao como visitada(p0)</text:p>
        <text:p text:style-name="P13"><text:s text:c="2"/>// enquanto não for o ponto final e for diferente de nulo</text:p>
        <text:p text:style-name="P13"><text:tab/>while( (!comparePoint(p,pfim)) &amp;&amp; <text:s/>(!comparePoint(p,null)) ){</text:p>
        <text:p text:style-name="P13"><text:tab/><text:tab/>p = getPath(p,matrix); //proximo ponto a ser visitado, se nulo desempilha</text:p>
        <text:p text:style-name="P13"><text:tab/><text:tab/>if(!comparePoint(p, null)){</text:p>
        <text:p text:style-name="P13"><text:tab/><text:tab/><text:tab/>visitMatrix(p, matrix);</text:p>
        <text:p text:style-name="P13"><text:tab/><text:tab/><text:tab/>pushStack(p, &amp;stack);</text:p>
        <text:p text:style-name="P13"><text:tab/><text:tab/>}</text:p>
        <text:p text:style-name="P13"><text:tab/><text:tab/>else{</text:p>
        <text:p text:style-name="P13"><text:tab/><text:tab/><text:tab/>popStack(&amp;stack);</text:p>
        <text:p text:style-name="P13"><text:tab/><text:tab/><text:tab/>p = getTopStack(&amp;stack);</text:p>
        <text:p text:style-name="P13"><text:tab/><text:tab/>}</text:p>
        <text:p text:style-name="P13"><text:tab/><text:tab/>/* se todos os elementos sao desempilhados (volta-se ao ponto inicial)</text:p>
        <text:p text:style-name="P13"><text:tab/><text:tab/> entao nao existe caminho ate o fim */</text:p>
        <text:p text:style-name="P13"><text:tab/><text:tab/>if(comparePoint(p,p0)){</text:p>
        <text:p text:style-name="P13"><text:tab/><text:tab/><text:tab/>printf("caminho não encontrado\n\n");</text:p>
        <text:p text:style-name="P13"><text:tab/><text:tab/><text:tab/>break;</text:p>
        <text:p text:style-name="P13"><text:tab/><text:tab/>}</text:p>
        <text:p text:style-name="P13"><text:tab/>}</text:p>
        <text:p text:style-name="P13"><text:tab/>/*imprime matriz (labirinto) e pilha (pontos do caminho)*/</text:p>
        <text:p text:style-name="P13"><text:tab/>printMatrix(matrix);</text:p>
        <text:p text:style-name="P13"><text:tab/>printStack(&amp;stack);</text:p>
        <text:p text:style-name="P13"><text:tab/>return 0;</text:p>
        <text:p text:style-name="P13">}</text:p>
        <text:p text:style-name="P13">/*--------------------point.h--------------------*/</text:p>
        <text:p text:style-name="P15">#ifndef _POINT_H</text:p>
        <text:p text:style-name="P15">#define _POINT_H</text:p>
        <text:p text:style-name="P15"/>
        <text:p text:style-name="P15">typedef struct POINT</text:p>
        <text:p text:style-name="P15">{</text:p>
        <text:p text:style-name="P15"><text:s text:c="4"/>int x;</text:p>
        <text:p text:style-name="P15"><text:s text:c="4"/>int y;</text:p>
        <text:p text:style-name="P15"><text:soft-page-break/>}POINT;</text:p>
        <text:p text:style-name="P15"/>
        <text:p text:style-name="P15">struct POINT createPoint(int x, int y);</text:p>
        <text:p text:style-name="P15"/>
        <text:p text:style-name="P15">int comparePoint(struct POINT point1, struct POINT point2);</text:p>
        <text:p text:style-name="P15"/>
        <text:p text:style-name="P15">void printPoint(struct POINT point);</text:p>
        <text:p text:style-name="P15"/>
        <text:p text:style-name="P15">#endif</text:p>
        <text:p text:style-name="P15"/>
        <text:p text:style-name="P13">/*--------------------point.c--------------------*/</text:p>
        <text:p text:style-name="P15">#include "point.h"</text:p>
        <text:p text:style-name="P15">#include &lt;stdio.h&gt;</text:p>
        <text:p text:style-name="P15"/>
        <text:p text:style-name="P15">struct POINT createPoint(int x, int y){</text:p>
        <text:p text:style-name="P15"><text:s text:c="4"/>struct POINT point;</text:p>
        <text:p text:style-name="P15"><text:s text:c="4"/>point.x = x;</text:p>
        <text:p text:style-name="P15"><text:s text:c="4"/>point.y = y;</text:p>
        <text:p text:style-name="P15"><text:s text:c="4"/>return point;</text:p>
        <text:p text:style-name="P15">}</text:p>
        <text:p text:style-name="P15">int comparePoint(struct POINT point1, struct POINT point2){</text:p>
        <text:p text:style-name="P15"><text:s text:c="4"/>return (point1.x == point2.x &amp;&amp; point1.y == point2.y);</text:p>
        <text:p text:style-name="P15">}</text:p>
        <text:p text:style-name="P15">void printPoint(struct POINT point){</text:p>
        <text:p text:style-name="P15"><text:s text:c="4"/>printf("(%d, %d) ", point.x+1, point.y+1);</text:p>
        <text:p text:style-name="P15">}</text:p>
        <text:p text:style-name="P13">/*--------------------stack.h--------------------*/</text:p>
        <text:p text:style-name="P15">#ifndef _STACK_H</text:p>
        <text:p text:style-name="P15">#define _STACK_H</text:p>
        <text:p text:style-name="P15"/>
        <text:p text:style-name="P15">typedef struct STACK</text:p>
        <text:p text:style-name="P15">{</text:p>
        <text:p text:style-name="P15"><text:s text:c="4"/>int top;</text:p>
        <text:p text:style-name="P15"><text:s text:c="4"/>int size;</text:p>
        <text:p text:style-name="P15"><text:s text:c="4"/>struct POINT *points;</text:p>
        <text:p text:style-name="P15">}STACK;</text:p>
        <text:p text:style-name="P15"/>
        <text:p text:style-name="P15">struct STACK createStack(int size, struct POINT *points);</text:p>
        <text:p text:style-name="P15"/>
        <text:p text:style-name="P15">void printStack(struct STACK *stack);</text:p>
        <text:p text:style-name="P15"/>
        <text:p text:style-name="P15">int isEmptyStack(struct STACK *stack);</text:p>
        <text:p text:style-name="P15"/>
        <text:p text:style-name="P15">int isFullStack(struct STACK *stack);</text:p>
        <text:p text:style-name="P15"/>
        <text:p text:style-name="P15">void pushStack(struct POINT point, struct STACK *stack);</text:p>
        <text:p text:style-name="P15"/>
        <text:p text:style-name="P15">void popStack(struct STACK *stack);</text:p>
        <text:p text:style-name="P15"/>
        <text:p text:style-name="P15">struct POINT getTopStack(struct STACK *stack);</text:p>
        <text:p text:style-name="P15"/>
        <text:p text:style-name="P15">#endif</text:p>
        <text:p text:style-name="P13">/*--------------------stack.c--------------------*/</text:p>
        <text:p text:style-name="P15">#include &lt;stdio.h&gt;</text:p>
        <text:p text:style-name="P15">#include "stack.h"</text:p>
        <text:p text:style-name="P15">#include "point.h"</text:p>
        <text:p text:style-name="P15"/>
        <text:p text:style-name="P15">struct STACK createStack(int size, struct POINT *points){</text:p>
        <text:p text:style-name="P15"><text:s text:c="4"/>struct STACK stack;</text:p>
        <text:p text:style-name="P15"><text:s text:c="4"/>stack.size = size;</text:p>
        <text:p text:style-name="P15"><text:s text:c="4"/>stack.top = 0;</text:p>
        <text:p text:style-name="P15"><text:s text:c="4"/>stack.points = points;</text:p>
        <text:p text:style-name="P15"><text:s text:c="4"/>return stack;</text:p>
        <text:p text:style-name="P15">}</text:p>
        <text:p text:style-name="P15"/>
        <text:p text:style-name="P15">void printStack(struct STACK *stack){</text:p>
        <text:p text:style-name="P15"><text:s text:c="4"/>int i;</text:p>
        <text:p text:style-name="P15"><text:s text:c="4"/>for (i = 0; i &lt; (*stack).top; i++) {</text:p>
        <text:p text:style-name="P15"><text:s text:c="8"/>printPoint((*stack).points[i]);</text:p>
        <text:p text:style-name="P15"><text:s text:c="4"/>}</text:p>
        <text:p text:style-name="P15">}</text:p>
        <text:p text:style-name="P15"/>
        <text:p text:style-name="P15">int isEmptyStack(struct STACK *stack){</text:p>
        <text:p text:style-name="P15"><text:s text:c="4"/>return (*stack).top == 0;</text:p>
        <text:p text:style-name="P15">}</text:p>
        <text:p text:style-name="P15"/>
        <text:p text:style-name="P15">int isFullStack(struct STACK *stack){</text:p>
        <text:p text:style-name="P15"><text:s text:c="4"/>return (*stack).top == (*stack).size;</text:p>
        <text:p text:style-name="P15">}</text:p>
        <text:p text:style-name="P15"/>
        <text:p text:style-name="P15">void pushStack(struct POINT point, struct STACK *stack){</text:p>
        <text:p text:style-name="P15"><text:s text:c="4"/>if(!isFullStack(stack)){</text:p>
        <text:p text:style-name="P15"><text:s text:c="8"/>(*stack).points[(*stack).top] <text:s/>= point;</text:p>
        <text:p text:style-name="P15"><text:tab/>(*stack).top++;</text:p>
        <text:p text:style-name="P15"><text:s text:c="4"/>}</text:p>
        <text:p text:style-name="P15">}</text:p>
        <text:p text:style-name="P15"/>
        <text:p text:style-name="P15">void popStack(struct STACK *stack){</text:p>
        <text:p text:style-name="P15"><text:s text:c="4"/>if(!isEmptyStack(stack)){</text:p>
        <text:p text:style-name="P15"><text:s text:c="8"/>(*stack).top--;</text:p>
        <text:p text:style-name="P15"><text:s text:c="4"/>}</text:p>
        <text:p text:style-name="P15">}</text:p>
        <text:p text:style-name="P15"/>
        <text:p text:style-name="P15">struct POINT getTopStack(struct STACK *stack){</text:p>
        <text:p text:style-name="P15"><text:s text:c="4"/>return (*stack).points[(*stack).top];</text:p>
        <text:p text:style-name="P15">}</text:p>
        <text:p text:style-name="P13">/*--------------------m<text:span text:style-name="T8">atrix</text:span>.<text:span text:style-name="T8">h</text:span>-------------------*/</text:p>
        <text:p text:style-name="P15">#ifndef _MATRIX_H</text:p>
        <text:p text:style-name="P15">#define _MATRIX_H</text:p>
        <text:p text:style-name="P15"/>
        <text:p text:style-name="P15">int row;</text:p>
        <text:p text:style-name="P15">int col;</text:p>
        <text:p text:style-name="P15"/>
        <text:p text:style-name="P15">void fillMatrix(int matrix[][col]);</text:p>
        <text:p text:style-name="P15"/>
        <text:p text:style-name="P15">void printMatrix(int matrix[][col]);</text:p>
        <text:p text:style-name="P15"/>
        <text:p text:style-name="P15">void visitMatrix(struct POINT point, int matrix[][col]);</text:p>
        <text:p text:style-name="P15"/>
        <text:p text:style-name="P15">int isVisited(struct POINT point,int matrix[][col]);</text:p>
        <text:p text:style-name="P15"/>
        <text:p text:style-name="P15">struct POINT getPath(struct POINT point, int matrix [][col]);</text:p>
        <text:p text:style-name="P15"/>
        <text:p text:style-name="P15">#endif</text:p>
        <text:p text:style-name="P13">/*---------------- ---m<text:span text:style-name="T8">atrix</text:span>.c-------------------*/</text:p>
        <text:p text:style-name="P15">#include &lt;stdio.h&gt;</text:p>
        <text:p text:style-name="P15">#include &lt;time.h&gt;</text:p>
        <text:p text:style-name="P15">#include "point.h"</text:p>
        <text:p text:style-name="P15">#include "matrix.h"</text:p>
        <text:p text:style-name="P15"/>
        <text:p text:style-name="P15">void fillMatrix(int matrix[][col]){</text:p>
        <text:p text:style-name="P15"><text:tab/>int i, j;</text:p>
        <text:p text:style-name="P15"><text:tab/>srand(time(0));</text:p>
        <text:p text:style-name="P15"/>
        <text:p text:style-name="P15"><text:tab/>for(i=0; i&lt;row; i++){</text:p>
        <text:p text:style-name="P15"><text:tab/><text:tab/>for (j=0; j&lt;col; j++){</text:p>
        <text:p text:style-name="P15"><text:tab/><text:tab/><text:tab/>int r = rand()%100;</text:p>
        <text:p text:style-name="P15"><text:tab/><text:tab/><text:tab/>if(r &lt;= 80)</text:p>
        <text:p text:style-name="P15"><text:tab/><text:tab/><text:tab/><text:tab/>matrix[i][j] = 1;</text:p>
        <text:p text:style-name="P15"><text:tab/><text:tab/><text:tab/>else</text:p>
        <text:p text:style-name="P15"><text:tab/><text:tab/><text:tab/><text:tab/>matrix[i][j] = 0;</text:p>
        <text:p text:style-name="P15"><text:tab/><text:tab/>}</text:p>
        <text:p text:style-name="P15"><text:tab/>}</text:p>
        <text:p text:style-name="P15">}</text:p>
        <text:p text:style-name="P15"/>
        <text:p text:style-name="P15">void printMatrix(int matrix[][col]){</text:p>
        <text:p text:style-name="P15"><text:tab/>int i,j;</text:p>
        <text:p text:style-name="P15"><text:tab/>for(i=0; i&lt;row; i++){</text:p>
        <text:p text:style-name="P15"><text:tab/><text:tab/>for (j=0; j&lt;col; j++){</text:p>
        <text:p text:style-name="P15"><text:tab/><text:tab/><text:tab/>if(matrix[i][j] == 2){</text:p>
        <text:p text:style-name="P15"><text:tab/><text:tab/><text:tab/><text:tab/>printf(" <text:s/>");</text:p>
        <text:p text:style-name="P15"><text:tab/><text:tab/><text:tab/>}else{</text:p>
        <text:p text:style-name="P15"><text:tab/><text:tab/><text:tab/><text:tab/>printf("%d ",matrix[i][j]);</text:p>
        <text:p text:style-name="P15"><text:tab/><text:tab/><text:tab/>}</text:p>
        <text:p text:style-name="P15"><text:tab/><text:tab/>}</text:p>
        <text:p text:style-name="P15"><text:tab/><text:tab/>printf("\n");</text:p>
        <text:p text:style-name="P15"><text:tab/>}</text:p>
        <text:p text:style-name="P15"><text:tab/>printf("\n");</text:p>
        <text:p text:style-name="P15">}</text:p>
        <text:p text:style-name="P15"/>
        <text:p text:style-name="P15"><text:soft-page-break/>void visitMatrix(struct POINT point,int matrix[][col]){</text:p>
        <text:p text:style-name="P15"><text:tab/>matrix[point.x][point.y] = 2;</text:p>
        <text:p text:style-name="P15">}</text:p>
        <text:p text:style-name="P15"/>
        <text:p text:style-name="P15">int isVisited(struct POINT point, int matrix[][col]){</text:p>
        <text:p text:style-name="P15"><text:tab/>return matrix[point.x][point.y] == 2;</text:p>
        <text:p text:style-name="P15">}</text:p>
        <text:p text:style-name="P15"/>
        <text:p text:style-name="P15">struct POINT getPath(struct POINT point, int matrix[][col]){</text:p>
        <text:p text:style-name="P15"><text:tab/>struct POINT p = createPoint(-1, -1);</text:p>
        <text:p text:style-name="P15"><text:tab/>if(point.x &lt; col &amp;&amp; matrix[point.x+1][point.y] == 1){</text:p>
        <text:p text:style-name="P15"><text:tab/><text:tab/>p = <text:s/>createPoint(point.x+1, point.y);</text:p>
        <text:p text:style-name="P15"><text:tab/>}</text:p>
        <text:p text:style-name="P15"><text:tab/>else if(point.y &lt; row &amp;&amp; matrix[point.x][point.y+1] == 1){</text:p>
        <text:p text:style-name="P15"><text:tab/><text:tab/>p = createPoint(point.x,point.y+1);</text:p>
        <text:p text:style-name="P15"><text:tab/>}</text:p>
        <text:p text:style-name="P15"><text:tab/>else if(point.x&gt;0 &amp;&amp; matrix[point.x-1][point.y] == 1){</text:p>
        <text:p text:style-name="P15"><text:tab/><text:tab/>p = createPoint(point.x-1,point.y);</text:p>
        <text:p text:style-name="P15"><text:tab/>}</text:p>
        <text:p text:style-name="P15"><text:tab/>else if(point.y&gt;0 &amp;&amp; matrix[point.x][point.y-1] == 1){</text:p>
        <text:p text:style-name="P15"><text:tab/><text:tab/>p = createPoint(point.x,point.y-1);</text:p>
        <text:p text:style-name="P15"><text:tab/>}</text:p>
        <text:p text:style-name="P15"><text:tab/>return p;</text:p>
        <text:p text:style-name="P15">}</text:p>
        <text:p text:style-name="P13"/>
        <text:p text:style-name="P7">PARTE II</text:p>
        <text:p text:style-name="P13">/*-----------------Makefile---------------------*/</text:p>
        <text:p text:style-name="P15">CC = gcc</text:p>
        <text:p text:style-name="P15">FLAGS = -Wall -g</text:p>
        <text:p text:style-name="P15">FONTES = rem.c word.c queue.c</text:p>
        <text:p text:style-name="P15">OBJETOS = $(FONTES: .c = .o)</text:p>
        <text:p text:style-name="P15"/>
        <text:p text:style-name="P15">objetos : $(FONTES)</text:p>
        <text:p text:style-name="P15"><text:tab/>$(CC) -c $(FONTES)</text:p>
        <text:p text:style-name="P15"/>
        <text:p text:style-name="P15">all: $(OBJETOS)</text:p>
        <text:p text:style-name="P15"><text:tab/>$(CC) $(FLAGS) $(OBJETOS) -o main</text:p>
        <text:p text:style-name="P15"/>
        <text:p text:style-name="P15">run: all</text:p>
        <text:p text:style-name="P15"><text:tab/>./main</text:p>
        <text:p text:style-name="P15"/>
        <text:p text:style-name="P15">clear:</text:p>
        <text:p text:style-name="P15"><text:tab/>rm *.o main</text:p>
        <text:p text:style-name="P14">/*--------------------<text:span text:style-name="T8">rem</text:span>.c----------------------*/</text:p>
        <text:p text:style-name="P15">#include &lt;stdio.h&gt;</text:p>
        <text:p text:style-name="P15">#include &lt;stdlib.h&gt;</text:p>
        <text:p text:style-name="P15">#include "word.h"</text:p>
        <text:p text:style-name="P15">#include "queue.h"</text:p>
        <text:p text:style-name="P15">#define TAMQUEUE 500 //tamanho maimo da fila</text:p>
        <text:p text:style-name="P15"/>
        <text:p text:style-name="P15">int main(int argc, char const *argv[]) {</text:p>
        <text:p text:style-name="P15"><text:s text:c="4"/>WORD words[TAMQUEUE]; //cria vetor de palavras do tamanho especificado</text:p>
        <text:p text:style-name="P15"><text:s text:c="4"/>QUEUE queue = createQueue(words, TAMQUEUE); //inicia uma fila vazia</text:p>
        <text:p text:style-name="P15"/>
        <text:p text:style-name="P15"><text:s text:c="4"/>FILE *fp;</text:p>
        <text:p text:style-name="P15"><text:s text:c="4"/>char path[] = "other.txt"; //define o arquivo de texto</text:p>
        <text:p text:style-name="P15"><text:s text:c="4"/>fp = fopen(path, "r+"); //abre o arquivo de texto</text:p>
        <text:p text:style-name="P15"/>
        <text:p text:style-name="P15"><text:s text:c="4"/>readWordFromFile(fp, &amp;queue); //lê palavras do arquivo e as adiciona na fila</text:p>
        <text:p text:style-name="P15"><text:s text:c="4"/>printQueue(&amp;queue); //imprime as palavras da fila</text:p>
        <text:p text:style-name="P15"/>
        <text:p text:style-name="P15"><text:s text:c="4"/>fclose(fp); //fecha arquivo</text:p>
        <text:p text:style-name="P15"><text:s text:c="4"/>return 0;</text:p>
        <text:p text:style-name="P15">}</text:p>
        <text:p text:style-name="P14">/*--------------------<text:span text:style-name="T8">word</text:span>.<text:span text:style-name="T8">h</text:span>---------------------*/</text:p>
        <text:p text:style-name="P15">#ifndef _WORD_H</text:p>
        <text:p text:style-name="P15">#define _WORD_H</text:p>
        <text:p text:style-name="P15">#include "queue.h"</text:p>
        <text:p text:style-name="P15">#define TAMSTRING 50 //tamanho máximo da string</text:p>
        <text:p text:style-name="P15"/>
        <text:p text:style-name="P15">typedef struct WORD //estrutura palavra</text:p>
        <text:p text:style-name="P15">{</text:p>
        <text:p text:style-name="P15"><text:s text:c="4"/>char string[TAMSTRING]; //cadeia de caracteres da palavra</text:p>
        <text:p text:style-name="P15"><text:s text:c="4"/>int length; //comprimento</text:p>
        <text:p text:style-name="P15"><text:s text:c="4"/>int line; //linha do texto que a palavra se encontra</text:p>
        <text:p text:style-name="P15">}WORD;</text:p>
        <text:p text:style-name="P15"/>
        <text:p text:style-name="P15">//cria nova palavra</text:p>
        <text:p text:style-name="P15">struct WORD createWord(char string[TAMSTRING], int length, int line);</text:p>
        <text:p text:style-name="P15"/>
        <text:p text:style-name="P15">//lê palavras num arquivo e as enfileira numa fila</text:p>
        <text:p text:style-name="P15">void readWordFromFile(FILE *fp, struct QUEUE *queue);</text:p>
        <text:p text:style-name="P15"/>
        <text:p text:style-name="P15">//imprime uma palavra e sua posição na tela</text:p>
        <text:p text:style-name="P15">void printWord(struct WORD word);</text:p>
        <text:p text:style-name="P15"/>
        <text:p text:style-name="P15">//checa se um caractere é valido</text:p>
        <text:p text:style-name="P15">int isValidChar(char c);</text:p>
        <text:p text:style-name="P15"/>
        <text:p text:style-name="P15">//checa se uma string está vazia</text:p>
        <text:p text:style-name="P15">int isStringEmpty(char *string, int length);</text:p>
        <text:p text:style-name="P15"/>
        <text:p text:style-name="P15">//copia uma string</text:p>
        <text:p text:style-name="P15">void copyString(char *from, char *to);</text:p>
        <text:p text:style-name="P15"/>
        <text:p text:style-name="P15">#endif</text:p>
        <text:p text:style-name="P14">/*--------------------<text:span text:style-name="T8">word</text:span>.c---------------------*/</text:p>
        <text:p text:style-name="P15">#include &lt;stdio.h&gt;</text:p>
        <text:p text:style-name="P15">#include "word.h"</text:p>
        <text:p text:style-name="P15">#include "queue.h"</text:p>
        <text:p text:style-name="P15">#define SPACE 30 //espaço para imprimir na tela</text:p>
        <text:p text:style-name="P15">#define TAMSTRING 50 //tamanho máximo da string</text:p>
        <text:p text:style-name="P15"/>
        <text:p text:style-name="P15">struct WORD createWord(char string[50], int length, int line){</text:p>
        <text:p text:style-name="P15"><text:s text:c="4"/>struct WORD word;</text:p>
        <text:p text:style-name="P15"><text:s text:c="4"/>copyString(string, word.string);</text:p>
        <text:p text:style-name="P15"><text:s text:c="4"/>word.length = length;</text:p>
        <text:p text:style-name="P15"><text:s text:c="4"/>word.line = line;</text:p>
        <text:p text:style-name="P15"><text:s text:c="4"/>return word;</text:p>
        <text:p text:style-name="P15">}</text:p>
        <text:p text:style-name="P15"/>
        <text:p text:style-name="P15">void readWordFromFile(FILE *fp, struct QUEUE *queue){</text:p>
        <text:p text:style-name="P15"><text:s text:c="4"/>if(fp == NULL){</text:p>
        <text:p text:style-name="P15"><text:s text:c="8"/>printf("%s\n", "Fail to open file!");</text:p>
        <text:p text:style-name="P15"><text:s text:c="4"/>}</text:p>
        <text:p text:style-name="P15"><text:s text:c="4"/>else{</text:p>
        <text:p text:style-name="P15"><text:s text:c="8"/>char chars[TAMSTRING];</text:p>
        <text:p text:style-name="P15"><text:s text:c="8"/>char c;</text:p>
        <text:p text:style-name="P15"><text:s text:c="8"/>int line = 1;</text:p>
        <text:p text:style-name="P15"><text:s text:c="8"/>int i = 0;</text:p>
        <text:p text:style-name="P15"><text:s text:c="8"/>while ((c = fgetc(fp)) != EOF) {</text:p>
        <text:p text:style-name="P15"><text:s text:c="12"/>if(isValidChar(c)){</text:p>
        <text:p text:style-name="P15"><text:s text:c="16"/>chars[i] = c;</text:p>
        <text:p text:style-name="P15"><text:s text:c="12"/>}</text:p>
        <text:p text:style-name="P15"><text:s text:c="12"/>else{</text:p>
        <text:p text:style-name="P15"><text:s text:c="16"/>chars[i] = '\0';</text:p>
        <text:p text:style-name="P15"><text:s text:c="16"/>if(!isStringEmpty(chars, i)){</text:p>
        <text:p text:style-name="P15"><text:s text:c="20"/>pushQueue(createWord(chars, i, line), queue);</text:p>
        <text:p text:style-name="P15"><text:s text:c="16"/>}</text:p>
        <text:p text:style-name="P15"><text:s text:c="16"/>if(c == '\n')</text:p>
        <text:p text:style-name="P15"><text:s text:c="16"/>line++;</text:p>
        <text:p text:style-name="P15"><text:s text:c="16"/>i = -1;</text:p>
        <text:p text:style-name="P15"><text:s text:c="12"/>}</text:p>
        <text:p text:style-name="P15"><text:s text:c="12"/>i++;</text:p>
        <text:p text:style-name="P15"><text:s text:c="8"/>}</text:p>
        <text:p text:style-name="P15"><text:s text:c="4"/>}</text:p>
        <text:p text:style-name="P15">}</text:p>
        <text:p text:style-name="P15"/>
        <text:p text:style-name="P15">void printWord(struct WORD word){</text:p>
        <text:p text:style-name="P15"><text:s text:c="4"/>int i = 0;</text:p>
        <text:p text:style-name="P15"><text:s text:c="4"/>printf("%s",word.string );</text:p>
        <text:p text:style-name="P15"><text:s text:c="4"/>for(i = (SPACE - word.length); i &gt; 0; i--){</text:p>
        <text:p text:style-name="P15"><text:s text:c="8"/>printf(" ");</text:p>
        <text:p text:style-name="P15"><text:s text:c="4"/>}</text:p>
        <text:p text:style-name="P15"><text:s text:c="4"/>printf("%d\n", word.line);</text:p>
        <text:p text:style-name="P15"><text:soft-page-break/>}</text:p>
        <text:p text:style-name="P15"/>
        <text:p text:style-name="P15">int isValidChar(char c){</text:p>
        <text:p text:style-name="P15"><text:s text:c="4"/>return</text:p>
        <text:p text:style-name="P15"><text:s text:c="8"/>(c &gt;= 48 &amp;&amp; c &lt;= 57) ||</text:p>
        <text:p text:style-name="P15"><text:s text:c="8"/>(c &gt;= 65 &amp;&amp; c &lt;= 90) ||</text:p>
        <text:p text:style-name="P15"><text:s text:c="8"/>(c &gt;= 97 &amp;&amp; c &lt;= 122);</text:p>
        <text:p text:style-name="P15">}</text:p>
        <text:p text:style-name="P15"/>
        <text:p text:style-name="P15">int isStringEmpty(char *string, int length){</text:p>
        <text:p text:style-name="P15"><text:s text:c="4"/>int flag = 1;</text:p>
        <text:p text:style-name="P15"><text:s text:c="4"/>if(length &gt; 0){</text:p>
        <text:p text:style-name="P15"><text:s text:c="8"/>int i;</text:p>
        <text:p text:style-name="P15"><text:s text:c="8"/>for(i = 0; i &lt; length; i++){</text:p>
        <text:p text:style-name="P15"><text:s text:c="12"/>if(string[i] != ' ')</text:p>
        <text:p text:style-name="P15"><text:s text:c="16"/>flag = 0;</text:p>
        <text:p text:style-name="P15"><text:s text:c="8"/>}</text:p>
        <text:p text:style-name="P15"><text:s text:c="4"/>}</text:p>
        <text:p text:style-name="P15"><text:s text:c="4"/>return flag;</text:p>
        <text:p text:style-name="P15">}</text:p>
        <text:p text:style-name="P15"/>
        <text:p text:style-name="P15">void copyString(char from[], char to[]){</text:p>
        <text:p text:style-name="P15"><text:s text:c="4"/>int i = 0;</text:p>
        <text:p text:style-name="P15"><text:s text:c="4"/>while ((to[i] = from[i]) != '\0') {</text:p>
        <text:p text:style-name="P15"><text:s text:c="8"/>i++;</text:p>
        <text:p text:style-name="P15"><text:s text:c="4"/>}</text:p>
        <text:p text:style-name="P15">}</text:p>
        <text:p text:style-name="P14">/*--------------------<text:span text:style-name="T8">queue</text:span>.<text:span text:style-name="T8">h</text:span>--------------------*/</text:p>
        <text:p text:style-name="P15">#ifndef _QUEUE_H</text:p>
        <text:p text:style-name="P15">#define _QUEUE_H</text:p>
        <text:p text:style-name="P15"/>
        <text:p text:style-name="P15">typedef struct QUEUE //estrutura fila</text:p>
        <text:p text:style-name="P15">{</text:p>
        <text:p text:style-name="P15"><text:s text:c="4"/>int first; //primeiro da fila</text:p>
        <text:p text:style-name="P15"><text:s text:c="4"/>int last; //último da fila</text:p>
        <text:p text:style-name="P15"><text:s text:c="4"/>int maxSize; //tamanho máximo da fila</text:p>
        <text:p text:style-name="P15"><text:s text:c="4"/>struct WORD *words; //vetor de palavras</text:p>
        <text:p text:style-name="P15">}QUEUE;</text:p>
        <text:p text:style-name="P15"/>
        <text:p text:style-name="P15">//cria fila nova vazia</text:p>
        <text:p text:style-name="P15">struct QUEUE createQueue(struct WORD *words, int maxSize);</text:p>
        <text:p text:style-name="P15"/>
        <text:p text:style-name="P15">//imprime as palavras da fila à medida que a desenfileira</text:p>
        <text:p text:style-name="P15">void printQueue(struct QUEUE *queue);</text:p>
        <text:p text:style-name="P15"/>
        <text:p text:style-name="P15">//checa se a fila está fazia</text:p>
        <text:p text:style-name="P15">int isEmptyQueue(struct QUEUE *queue);</text:p>
        <text:p text:style-name="P15"/>
        <text:p text:style-name="P15">//checa se a fila está cheia</text:p>
        <text:p text:style-name="P15">int isFullQueue(struct QUEUE *queue);</text:p>
        <text:p text:style-name="P15"/>
        <text:p text:style-name="P15">//enfileira palavra na fila</text:p>
        <text:p text:style-name="P15">void pushQueue(struct WORD word, struct QUEUE *queue);</text:p>
        <text:p text:style-name="P15"/>
        <text:p text:style-name="P15">//desenfileira palavra na fila</text:p>
        <text:p text:style-name="P15">void popQueue(struct QUEUE *queue);</text:p>
        <text:p text:style-name="P15"/>
        <text:p text:style-name="P15">#endif</text:p>
        <text:p text:style-name="P14">/*--------------------<text:span text:style-name="T8">queu</text:span>.c---------------------*/</text:p>
        <text:p text:style-name="P15">#include &lt;stdio.h&gt;</text:p>
        <text:p text:style-name="P15">#include "queue.h"</text:p>
        <text:p text:style-name="P15">#include "word.h"</text:p>
        <text:p text:style-name="P15"/>
        <text:p text:style-name="P15"/>
        <text:p text:style-name="P15">struct QUEUE createQueue(struct WORD *words, int maxSize){</text:p>
        <text:p text:style-name="P15"><text:s text:c="4"/>struct QUEUE queue;</text:p>
        <text:p text:style-name="P15"><text:s text:c="4"/>queue.first = 0;</text:p>
        <text:p text:style-name="P15"><text:s text:c="4"/>queue.last = 0;</text:p>
        <text:p text:style-name="P15"><text:s text:c="4"/>queue.words = words;</text:p>
        <text:p text:style-name="P15"><text:s text:c="4"/>queue.maxSize = maxSize;</text:p>
        <text:p text:style-name="P15"><text:s text:c="4"/>return queue;</text:p>
        <text:p text:style-name="P15">}</text:p>
        <text:p text:style-name="P15"/>
        <text:p text:style-name="P15">void printQueue(struct QUEUE *queue){</text:p>
        <text:p text:style-name="P15"><text:s text:c="4"/>if(!isEmptyQueue(queue)){</text:p>
        <text:p text:style-name="P15"><text:s text:c="8"/>while(!isEmptyQueue(queue)){</text:p>
        <text:p text:style-name="P15"><text:s text:c="12"/>printWord((*queue).words[(*queue).first]);</text:p>
        <text:p text:style-name="P15"><text:s text:c="12"/>popQueue(queue);</text:p>
        <text:p text:style-name="P15"><text:s text:c="8"/>}</text:p>
        <text:p text:style-name="P15"><text:s text:c="4"/>}</text:p>
        <text:p text:style-name="P15">}</text:p>
        <text:p text:style-name="P15"/>
        <text:p text:style-name="P15">int isEmptyQueue(struct QUEUE *queue){</text:p>
        <text:p text:style-name="P15"><text:s text:c="4"/>return (*queue).first == (*queue).last;</text:p>
        <text:p text:style-name="P15">}</text:p>
        <text:p text:style-name="P15"/>
        <text:p text:style-name="P15">int isFullQueue(struct QUEUE *queue){</text:p>
        <text:p text:style-name="P15"><text:s text:c="4"/>return (*queue).last == (*queue).maxSize;</text:p>
        <text:p text:style-name="P15">}</text:p>
        <text:p text:style-name="P15"/>
        <text:p text:style-name="P15">void pushQueue(struct WORD word, struct QUEUE *queue){</text:p>
        <text:p text:style-name="P15"><text:s text:c="4"/>if(!isFullQueue(queue)){</text:p>
        <text:p text:style-name="P15"><text:s text:c="8"/>(*queue).words[(*queue).last] = word;</text:p>
        <text:p text:style-name="P15"><text:s text:c="8"/>(*queue).last = (*queue).last + 1;</text:p>
        <text:p text:style-name="P15"><text:s text:c="4"/>}</text:p>
        <text:p text:style-name="P15">}</text:p>
        <text:p text:style-name="P15"/>
        <text:p text:style-name="P15">void popQueue(struct QUEUE *queue){</text:p>
        <text:p text:style-name="P15"><text:s text:c="4"/>if(!isEmptyQueue(queue)){</text:p>
        <text:p text:style-name="P15"><text:s text:c="8"/>int i;</text:p>
        <text:p text:style-name="P15"><text:s text:c="8"/>for(i = 0; i &lt; ((*queue).last -1); i++){</text:p>
        <text:p text:style-name="P15"><text:s text:c="12"/>(*queue).words[i] = (*queue).words[i+1];</text:p>
        <text:p text:style-name="P15"><text:s text:c="8"/>}</text:p>
        <text:p text:style-name="P15"><text:s text:c="8"/>(*queue).last = (*queue).last - 1;</text:p>
        <text:p text:style-name="P15"><text:s text:c="4"/>}</text:p>
        <text:p text:style-name="P15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" svg:font-family="'Ubuntu M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31:07.888863595</meta:creation-date>
    <dc:date>2016-04-27T12:09:43.466044489</dc:date>
    <meta:editing-duration>PT1H8M13S</meta:editing-duration>
    <meta:editing-cycles>3</meta:editing-cycles>
    <meta:generator>LibreOffice/4.2.8.2$Linux_X86_64 LibreOffice_project/420m0$Build-2</meta:generator>
    <meta:document-statistic meta:table-count="4" meta:image-count="0" meta:object-count="0" meta:page-count="5" meta:paragraph-count="470" meta:word-count="2068" meta:character-count="13766" meta:non-whitespace-character-count="10959"/>
  </office:meta>
</office:document-meta>
</file>